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581" officeooo:paragraph-rsid="0010658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ring.h&gt;</text:p>
      <text:p text:style-name="Standard">int main()</text:p>
      <text:p text:style-name="Standard">{</text:p>
      <text:p text:style-name="Standard"><text:s text:c="4"/>int i,j,n;</text:p>
      <text:p text:style-name="Standard"><text:s text:c="4"/>char str[100][100] ,s[100];</text:p>
      <text:p text:style-name="Standard"><text:s text:c="4"/>printf("Enter number of names :\n");</text:p>
      <text:p text:style-name="Standard"><text:s text:c="4"/>scanf("%d",&amp;n);</text:p>
      <text:p text:style-name="Standard"><text:s text:c="4"/>printf ("enter names");</text:p>
      <text:p text:style-name="Standard"><text:s text:c="4"/>for (i=0;i&lt;n;i++)</text:p>
      <text:p text:style-name="Standard"><text:s text:c="4"/>{</text:p>
      <text:p text:style-name="Standard"><text:s text:c="8"/>scanf("%s",str[i]);</text:p>
      <text:p text:style-name="Standard"><text:s text:c="4"/>}</text:p>
      <text:p text:style-name="Standard"><text:s text:c="4"/>for (i=0;i&lt;n;i++)</text:p>
      <text:p text:style-name="Standard"><text:s text:c="4"/>{</text:p>
      <text:p text:style-name="Standard"><text:s text:c="8"/>for(j=i+1;j&lt;n;j++)</text:p>
      <text:p text:style-name="Standard"><text:s text:c="8"/>{</text:p>
      <text:p text:style-name="Standard"><text:s text:c="12"/></text:p>
      <text:p text:style-name="Standard"><text:s text:c="12"/>if(strcmp(str[i],str[j])&gt;0)</text:p>
      <text:p text:style-name="Standard"><text:s text:c="12"/>{</text:p>
      <text:p text:style-name="Standard"><text:s text:c="12"/>strcpy(s,str[i]);</text:p>
      <text:p text:style-name="Standard"><text:s text:c="12"/>strcpy(str[i],str[j]);</text:p>
      <text:p text:style-name="Standard"><text:s text:c="12"/>strcpy(str[j],s);</text:p>
      <text:p text:style-name="Standard"><text:s text:c="12"/>}</text:p>
      <text:p text:style-name="Standard"><text:s text:c="9"/></text:p>
      <text:p text:style-name="Standard"><text:s text:c="8"/>}</text:p>
      <text:p text:style-name="Standard"><text:s text:c="4"/>}</text:p>
      <text:p text:style-name="Standard"><text:s text:c="6"/>printf("\nThe sorted order of names are:\n");</text:p>
      <text:p text:style-name="Standard"><text:s text:c="6"/>for(i=0;i&lt;n;i++)</text:p>
      <text:p text:style-name="Standard"><text:s text:c="7"/>{</text:p>
      <text:p text:style-name="Standard"><text:s text:c="10"/>printf("%s\n",str[i]);</text:p>
      <text:p text:style-name="Standard"><text:s text:c="7"/>}</text:p>
      <text:p text:style-name="Standard">}</text:p>
      <text:p text:style-name="Standard"/>
      <text:p text:style-name="Standard"/>
      <text:p text:style-name="P1">Output <text:s/>:</text:p>
      <text:p text:style-name="P1"/>
      <text:p text:style-name="P1"/>
      <text:p text:style-name="P1"/>
      <text:p text:style-name="P1">Enter number of names :</text:p>
      <text:p text:style-name="P1">5</text:p>
      <text:p text:style-name="P1">enter names <text:s/>anu radha grv bannu kavya</text:p>
      <text:p text:style-name="P1">anu radha grv bannu kavya</text:p>
      <text:p text:style-name="P1"/>
      <text:p text:style-name="P1">The sorted order of names are:</text:p>
      <text:p text:style-name="P1">anu</text:p>
      <text:p text:style-name="P1">bannu</text:p>
      <text:p text:style-name="P1">grv</text:p>
      <text:p text:style-name="P1">kavya</text:p>
      <text:p text:style-name="P1">radh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2:18:29.147867545</meta:creation-date>
    <dc:date>2022-10-17T12:19:49.643271283</dc:date>
    <meta:editing-duration>PT1M22S</meta:editing-duration>
    <meta:editing-cycles>1</meta:editing-cycles>
    <meta:document-statistic meta:table-count="0" meta:image-count="0" meta:object-count="0" meta:page-count="1" meta:paragraph-count="44" meta:word-count="81" meta:character-count="759" meta:non-whitespace-character-count="513"/>
    <meta:generator>LibreOffice/6.4.7.2$Linux_X86_64 LibreOffice_project/40$Build-2</meta:generator>
  </office:meta>
</office:document-meta>
</file>